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55cm"/>
    </style:style>
    <style:style style:name="gr2" style:family="graphic" style:parent-style-name="standard">
      <style:graphic-properties draw:stroke="none" draw:fill="none" fo:min-height="6.52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4.7cm" svg:height="7.8cm" svg:x="5.8cm" svg:y="8.1cm">
          <draw:text-box>
            <text:p>Deutsch</text:p>
            <text:p>English</text:p>
            <text:p>Español</text:p>
            <text:p>Français</text:p>
            <text:p>Italiano</text:p>
            <text:p>Nederlands</text:p>
            <text:p>Polski</text:p>
            <text:p>Русский</text:p>
            <text:p>Svenska</text:p>
            <text:p/>
          </draw:text-box>
        </draw:frame>
        <draw:frame draw:style-name="gr2" draw:layer="layout" svg:width="3.677cm" svg:height="6.77cm" svg:x="9.3cm" svg:y="8.4cm">
          <draw:text-box>
            <text:p>Tiếng Việt</text:p>
            <text:p>Dansk</text:p>
            <text:p>Eesti</text:p>
            <text:p>Ελληνικά</text:p>
            <text:p>Türkçe</text:p>
            <text:p>Українська</text:p>
            <text:p>Volapük</text:p>
            <text:p>中文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el </meta:initial-creator>
    <meta:creation-date>2015-09-07T00:17:48</meta:creation-date>
    <dc:date>2015-09-07T00:19:01</dc:date>
    <dc:creator>Michel </dc:creator>
    <meta:editing-duration>PT1M13S</meta:editing-duration>
    <meta:editing-cycles>1</meta:editing-cycles>
    <meta:document-statistic meta:object-count="2"/>
    <meta:generator>OpenOffice/4.1.1$Unix OpenOffice.org_project/411m6$Build-9775</meta:generator>
  </office:meta>
</office:document-meta>
</file>